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4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6, FF 2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L. A. Ulman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March 26, 1891</text:p>
      <text:p text:style-name="P7">Month<text:tab/><text:tab/><text:tab/><text:tab/><text:tab/><text:tab/>March</text:p>
      <text:p text:style-name="P7">Year<text:tab/><text:tab/><text:tab/><text:tab/><text:tab/><text:tab/>1891</text:p>
      <text:p text:style-name="P7">Hebrew Date<text:tab/><text:tab/><text:tab/><text:tab/><text:tab/></text:p>
      <text:p text:style-name="P7">Undated</text:p>
      <text:p text:style-name="P7">City<text:tab/><text:tab/><text:tab/><text:tab/><text:tab/><text:tab/>St. Louis</text:p>
      <text:p text:style-name="P7">State<text:tab/><text:tab/><text:tab/><text:tab/><text:tab/><text:tab/>MO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2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The Safe Deposit Vaults in Equitable Building are the most secure in the World<text:span text:style-name="T2">/</text:span></text:p>
      <text:p text:style-name="P3"><text:span text:style-name="T2">THE/</text:span></text:p>
      <text:p text:style-name="P3"><text:span text:style-name="T2">EQUITABLE LIFE ASSURANCE SOCIETY,/</text:span></text:p>
      <text:p text:style-name="P3"><text:span text:style-name="T2">NO. 120 BROADWAY, NEW YORK./</text:span></text:p>
      <text:p text:style-name="P4"><text:span text:style-name="T2">AGENCY AT St Louis Mar 26th 1891/</text:span></text:p>
      <text:p text:style-name="P5"><text:span text:style-name="T2">Rev Sabato Morais/</text:span></text:p>
      <text:p text:style-name="P5"><text:span text:style-name="T2">Philadelphia Pa/</text:span></text:p>
      <text:p text:style-name="P5"><text:span text:style-name="T2"><text:tab/>My Dear Sir/</text:span></text:p>
      <text:p text:style-name="P5"><text:span text:style-name="T2"><text:tab/>Permit me to/ extend to you my heartfelt/ congratulations upon the anni-/-versary of the 40th year of your/ religious and charitable labor./</text:span></text:p>
      <text:p text:style-name="P5"><text:span text:style-name="T2"><text:tab/>How truly you/ have earned the glory of God and/ all that wealth can bestow, is/ made manifest by the name you/ bear/</text:span></text:p>
      <text:p text:style-name="P5"><text:span text:style-name="T2"><text:tab/>May it be the will/ of our merciful Father that your/</text:span></text:p>
      <text:p text:style-name="P5"><text:soft-page-break/><text:span text:style-name="T2">[Page 2]</text:span></text:p>
      <text:p text:style-name="P5"><text:span text:style-name="T2">life and health may be spared/ for many many years to/ come, that you may witness/ all your endevors[sic!] crowned with/ success/</text:span></text:p>
      <text:p text:style-name="P5"><text:span text:style-name="T2"><text:tab/>This is the wish/ and prayer of/ Yours Very Truly/ L. A. Ul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52:42.06</meta:creation-date>
    <dc:date>2011-11-23T12:57:11.28</dc:date>
    <dc:creator>Penn Libraries</dc:creator>
    <meta:editing-duration>PT00H04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00" meta:character-count="2004"/>
  </office:meta>
</office:document-meta>
</file>